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7.25pt"/>
    </style:style>
    <style:style style:name="co2" style:family="table-column">
      <style:table-column-properties fo:break-before="auto" style:column-width="30.7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xt" table:style-name="ta1">
        <table:shapes>
          <draw:frame draw:z-index="0" draw:style-name="gr1" draw:text-style-name="P1" svg:width="453.77pt" svg:height="263.54pt" svg:x="312.49pt" svg:y="92.61pt">
            <draw:object draw:notify-on-update-of-ranges="text.A10:text.A162 text.B10:text.B1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7"/>Zipf's 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File: 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Total number of words = 4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Number of distinct words = 341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7"/>rank <text:s text:c="6"/>freq <text:s/>rank*f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---- <text:s text:c="6"/>---- <text:s/>--------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2" calcext:value-type="float">
            <text:p>1752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7" calcext:value-type="float">
            <text:p>867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2" calcext:value-type="float">
            <text:p>602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3" calcext:value-type="float">
            <text:p>563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2" calcext:value-type="float">
            <text:p>542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" calcext:value-type="float">
            <text:p>507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" calcext:value-type="float">
            <text:p>437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1" calcext:value-type="float">
            <text:p>411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7" calcext:value-type="float">
            <text:p>407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" calcext:value-type="float">
            <text:p>401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6" calcext:value-type="float">
            <text:p>356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" calcext:value-type="float">
            <text:p>347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4" calcext:value-type="float">
            <text:p>324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" calcext:value-type="float">
            <text:p>309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7" calcext:value-type="float">
            <text:p>307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3" calcext:value-type="float">
            <text:p>263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7" calcext:value-type="float">
            <text:p>257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" calcext:value-type="float">
            <text:p>199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98" calcext:value-type="float">
            <text:p>198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68" calcext:value-type="float">
            <text:p>168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158" calcext:value-type="float">
            <text:p>158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" calcext:value-type="float">
            <text:p>145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20" calcext:value-type="float">
            <text:p>120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17" calcext:value-type="float">
            <text:p>117</text:p>
          </table:table-cell>
          <table:table-cell office:value-type="float" office:value="7078.5" calcext:value-type="float">
            <text:p>7078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110" calcext:value-type="float">
            <text:p>110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96" calcext:value-type="float">
            <text:p>96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91" calcext:value-type="float">
            <text:p>91</text:p>
          </table:table-cell>
          <table:table-cell office:value-type="float" office:value="6961.5" calcext:value-type="float">
            <text:p>6961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89" calcext:value-type="float">
            <text:p>89</text:p>
          </table:table-cell>
          <table:table-cell office:value-type="float" office:value="7164.5" calcext:value-type="float">
            <text:p>7164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6" calcext:value-type="float">
            <text:p>86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7437.5" calcext:value-type="float">
            <text:p>7437.5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84" calcext:value-type="float">
            <text:p>84</text:p>
          </table:table-cell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533" calcext:value-type="float">
            <text:p>7533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80" calcext:value-type="float">
            <text:p>80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74" calcext:value-type="float">
            <text:p>74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72" calcext:value-type="float">
            <text:p>72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67" calcext:value-type="float">
            <text:p>67</text:p>
          </table:table-cell>
          <table:table-cell office:value-type="float" office:value="7269.5" calcext:value-type="float">
            <text:p>7269.5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66" calcext:value-type="float">
            <text:p>66</text:p>
          </table:table-cell>
          <table:table-cell office:value-type="float" office:value="7293" calcext:value-type="float">
            <text:p>72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62" calcext:value-type="float">
            <text:p>62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60" calcext:value-type="float">
            <text:p>60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58" calcext:value-type="float">
            <text:p>58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56" calcext:value-type="float">
            <text:p>56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53" calcext:value-type="float">
            <text:p>53</text:p>
          </table:table-cell>
          <table:table-cell office:value-type="float" office:value="6916.5" calcext:value-type="float">
            <text:p>6916.5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2" calcext:value-type="float">
            <text:p>52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51" calcext:value-type="float">
            <text:p>51</text:p>
          </table:table-cell>
          <table:table-cell office:value-type="float" office:value="6910.5" calcext:value-type="float">
            <text:p>6910.5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50" calcext:value-type="float">
            <text:p>50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45" calcext:value-type="float">
            <text:p>45</text:p>
          </table:table-cell>
          <table:table-cell office:value-type="float" office:value="6682.5" calcext:value-type="float">
            <text:p>6682.5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44" calcext:value-type="float">
            <text:p>44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43" calcext:value-type="float">
            <text:p>43</text:p>
          </table:table-cell>
          <table:table-cell office:value-type="float" office:value="6686.5" calcext:value-type="float">
            <text:p>6686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41" calcext:value-type="float">
            <text:p>41</text:p>
          </table:table-cell>
          <table:table-cell office:value-type="float" office:value="6621.5" calcext:value-type="float">
            <text:p>6621.5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40" calcext:value-type="float">
            <text:p>40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37" calcext:value-type="float">
            <text:p>37</text:p>
          </table:table-cell>
          <table:table-cell office:value-type="float" office:value="6345.5" calcext:value-type="float">
            <text:p>6345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34" calcext:value-type="float">
            <text:p>34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32" calcext:value-type="float">
            <text:p>32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31" calcext:value-type="float">
            <text:p>31</text:p>
          </table:table-cell>
          <table:table-cell office:value-type="float" office:value="6215.5" calcext:value-type="float">
            <text:p>6215.5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30" calcext:value-type="float">
            <text:p>30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float" office:value="246.5" calcext:value-type="float">
            <text:p>246.5</text:p>
          </table:table-cell>
          <table:table-cell office:value-type="float" office:value="26" calcext:value-type="float">
            <text:p>26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" calcext:value-type="float">
            <text:p>22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298.5" calcext:value-type="float">
            <text:p>298.5</text:p>
          </table:table-cell>
          <table:table-cell office:value-type="float" office:value="21" calcext:value-type="float">
            <text:p>21</text:p>
          </table:table-cell>
          <table:table-cell office:value-type="float" office:value="6268.5" calcext:value-type="float">
            <text:p>6268.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0" calcext:value-type="float">
            <text:p>20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19" calcext:value-type="float">
            <text:p>19</text:p>
          </table:table-cell>
          <table:table-cell office:value-type="float" office:value="6241.5" calcext:value-type="float">
            <text:p>6241.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" calcext:value-type="float">
            <text:p>17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16" calcext:value-type="float">
            <text:p>16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15" calcext:value-type="float">
            <text:p>15</text:p>
          </table:table-cell>
          <table:table-cell office:value-type="float" office:value="5962.5" calcext:value-type="float">
            <text:p>5962.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490.5" calcext:value-type="float">
            <text:p>490.5</text:p>
          </table:table-cell>
          <table:table-cell office:value-type="float" office:value="12" calcext:value-type="float">
            <text:p>12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11" calcext:value-type="float">
            <text:p>11</text:p>
          </table:table-cell>
          <table:table-cell office:value-type="float" office:value="5692.5" calcext:value-type="float">
            <text:p>5692.5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float" office:value="10" calcext:value-type="float">
            <text:p>10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657.5" calcext:value-type="float">
            <text:p>657.5</text:p>
          </table:table-cell>
          <table:table-cell office:value-type="float" office:value="8" calcext:value-type="float">
            <text:p>8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" calcext:value-type="float">
            <text:p>7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803.5" calcext:value-type="float">
            <text:p>803.5</text:p>
          </table:table-cell>
          <table:table-cell office:value-type="float" office:value="6" calcext:value-type="float">
            <text:p>6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" calcext:value-type="float">
            <text:p>5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1074.5" calcext:value-type="float">
            <text:p>1074.5</text:p>
          </table:table-cell>
          <table:table-cell office:value-type="float" office:value="4" calcext:value-type="float">
            <text:p>4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2709.5" calcext:value-type="float">
            <text:p>2709.5</text:p>
          </table:table-cell>
          <table:table-cell office:value-type="float" office:value="1" calcext:value-type="float">
            <text:p>1</text:p>
          </table:table-cell>
          <table:table-cell office:value-type="float" office:value="2709.5" calcext:value-type="float">
            <text:p>270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7:34:28.554257237</dc:date>
    <dc:creator>Buttenhoff </dc:creator>
    <meta:editing-duration>PT13M47S</meta:editing-duration>
    <meta:editing-cycles>1</meta:editing-cycles>
    <meta:document-statistic meta:table-count="1" meta:cell-count="466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298cm" xlink:href=".." xlink:type="simple" chart:class="chart:scatter" chart:style-name="ch1">
        <chart:title svg:x="6.055cm" svg:y="0.798cm" chart:style-name="ch2">
          <text:p>Rank vs Frequency</text:p>
        </chart:title>
        <chart:plot-area chart:style-name="ch3" table:cell-range-address="text.A10:text.B162" svg:x="0.773cm" svg:y="0.224cm" svg:width="13.379cm" svg:height="8.395cm">
          <chartooo:coordinate-region svg:x="1.95cm" svg:y="0.423cm" svg:width="11.737cm" svg:height="7.549cm"/>
          <chart:axis chart:dimension="x" chart:name="primary-x" chart:style-name="ch4">
            <chart:title svg:x="7.021cm" svg:y="8.738cm" chart:style-name="ch5">
              <text:p>Rank</text:p>
            </chart:title>
          </chart:axis>
          <chart:axis chart:dimension="y" chart:name="primary-y" chart:style-name="ch6">
            <chart:title svg:x="0cm" svg:y="5.232cm" chart:style-name="ch7">
              <text:p>Frequency</text:p>
            </chart:title>
            <chart:grid chart:style-name="ch8" chart:class="major"/>
          </chart:axis>
          <chart:series chart:style-name="ch9" chart:values-cell-range-address="text.B10:text.B162" chart:class="chart:scatter">
            <chart:domain table:cell-range-address="text.A10:text.A162"/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xt.A10:text.A162</svg:desc>
                </draw:g>
              </table:table-cell>
              <table:table-cell office:value-type="float" office:value="3212">
                <text:p>3212</text:p>
                <draw:g>
                  <svg:desc>text.B10:text.B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5">
                <text:p>40.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5">
                <text:p>44.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5">
                <text:p>58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.5">
                <text:p>60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5">
                <text:p>64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5">
                <text:p>72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5">
                <text:p>76.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.5">
                <text:p>80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.5">
                <text:p>85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.5">
                <text:p>87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5">
                <text:p>89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5">
                <text:p>99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">
                <text:p>102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">
                <text:p>1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5">
                <text:p>10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.5">
                <text:p>110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">
                <text:p>1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">
                <text:p>1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.5">
                <text:p>116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">
                <text:p>1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.5">
                <text:p>120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5">
                <text:p>123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5">
                <text:p>126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">
                <text:p>1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.5">
                <text:p>130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.5">
                <text:p>132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.5">
                <text:p>135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8.5">
                <text:p>13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1">
                <text:p>1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2">
                <text:p>1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">
                <text:p>1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.5">
                <text:p>148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1.5">
                <text:p>151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.5">
                <text:p>155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9">
                <text:p>1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.5">
                <text:p>161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.5">
                <text:p>16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7">
                <text:p>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">
                <text:p>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1.5">
                <text:p>171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">
                <text:p>1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9">
                <text:p>1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.5">
                <text:p>182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">
                <text:p>1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.5">
                <text:p>19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.5">
                <text:p>200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6.5">
                <text:p>206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8">
                <text:p>2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6.5">
                <text:p>24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3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3">
                <text:p>2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5">
                <text:p>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8.5">
                <text:p>298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4.5">
                <text:p>314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8.5">
                <text:p>32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0">
                <text:p>3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5">
                <text:p>3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6.5">
                <text:p>376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7.5">
                <text:p>397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3">
                <text:p>4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7">
                <text:p>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0.5">
                <text:p>490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7.5">
                <text:p>517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3.5">
                <text:p>553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3">
                <text:p>6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7.5">
                <text:p>65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3">
                <text:p>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3.5">
                <text:p>803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7">
                <text:p>9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74.5">
                <text:p>107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00">
                <text:p>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8">
                <text:p>1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09.5">
                <text:p>2709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